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6.373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316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2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ffffff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4"/>
        <table:table-column table:style-name="co4" table:default-cell-style-name="Default"/>
        <table:table-column table:style-name="co3" table:number-columns-repeated="6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Half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540 × 540</text:p>
          </table:table-cell>
          <table:table-cell table:style-name="ce8" office:value-type="float" office:value="58" calcext:value-type="float">
            <text:p>58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Cat.jpe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080 x 1080</text:p>
          </table:table-cell>
          <table:table-cell table:style-name="ce9" office:value-type="float" office:value="109" calcext:value-type="float">
            <text:p>109</text:p>
          </table:table-cell>
          <table:table-cell office:value-type="string" calcext:value-type="string" table:number-columns-spanned="7" table:number-rows-spanned="1">
            <text:p>Watermark of a cat inserte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2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810 × 810</text:p>
          </table:table-cell>
          <table:table-cell table:style-name="ce8" office:value-type="float" office:value="37" calcext:value-type="float">
            <text:p>37</text:p>
          </table:table-cell>
          <table:table-cell office:value-type="string" calcext:value-type="string" table:number-columns-spanned="7" table:number-rows-spanned="1">
            <text:p><text:s/>Resize image 25% less than original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Fit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800 x 800</text:p>
          </table:table-cell>
          <table:table-cell table:style-name="ce8" office:value-type="float" office:value="64" calcext:value-type="float">
            <text:p>64</text:p>
          </table:table-cell>
          <table:table-cell office:value-type="string" calcext:value-type="string" table:number-columns-spanned="7" table:number-rows-spanned="1">
            <text:p>Resize image in order to fit the screen ( 800 pixels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7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270 x 270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 table:number-columns-spanned="7" table:number-rows-spanned="1">
            <text:p>Resize image 75% less than original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2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2160 × 2160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 table:number-columns-spanned="7" table:number-rows-spanned="1">
            <text:p><text:s/>Image enlarged twice its original size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1-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625X161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 table:number-columns-spanned="7" table:number-rows-spanned="1">
            <text:p><text:s/>Image enlarged 540 pixel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MA.jprg</text:p>
          </table:table-cell>
          <table:table-cell table:number-columns-repeated="2" office:value-type="string" calcext:value-type="string">
            <text:p>1080 × 1080</text:p>
          </table:table-cell>
          <table:table-cell table:style-name="ce9" office:value-type="float" office:value="124" calcext:value-type="float">
            <text:p>124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6"/>
        </table:table-row>
        <table:table-row table:style-name="ro1" table:number-rows-repeated="6">
          <table:table-cell table:style-name="Default" table:number-columns-repeated="4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Summer crests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50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600 x 315</text:p>
          </table:table-cell>
          <table:table-cell table:style-name="ce8" office:value-type="float" office:value="53" calcext:value-type="float">
            <text:p>53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2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900 x 473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 table:number-columns-spanned="7" table:number-rows-spanned="1">
            <text:p><text:s/>Resize image 25% less than origina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7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300 x 158</text:p>
          </table:table-cell>
          <table:table-cell table:style-name="ce8" office:value-type="float" office:value="87" calcext:value-type="float">
            <text:p>87</text:p>
          </table:table-cell>
          <table:table-cell office:value-type="string" calcext:value-type="string" table:number-columns-spanned="7" table:number-rows-spanned="1">
            <text:p>Resize image 75% less than origina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Fit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800 x 420</text:p>
          </table:table-cell>
          <table:table-cell table:style-name="ce8" office:value-type="float" office:value="32" calcext:value-type="float">
            <text:p>32</text:p>
          </table:table-cell>
          <table:table-cell office:value-type="string" calcext:value-type="string" table:number-columns-spanned="7" table:number-rows-spanned="1">
            <text:p>Resize image in order to fit the screen ( 800 pixels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X2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2400 x 1260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 table:number-columns-spanned="7" table:number-rows-spanned="1">
            <text:p>Image enlarged twice its original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X1-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1740x 914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 table:number-columns-spanned="7" table:number-rows-spanned="1">
            <text:p>Image enlarged 540 pixel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cat.jpg</text:p>
          </table:table-cell>
          <table:table-cell table:number-columns-repeated="2" office:value-type="string" calcext:value-type="string">
            <text:p>1200 x 630</text:p>
          </table:table-cell>
          <table:table-cell table:style-name="ce9" office:value-type="float" office:value="142" calcext:value-type="float">
            <text:p>142</text:p>
          </table:table-cell>
          <table:table-cell office:value-type="string" calcext:value-type="string" table:number-columns-spanned="7" table:number-rows-spanned="1">
            <text:p><text:s/>Watermark of a cat inserte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MA.jpg</text:p>
          </table:table-cell>
          <table:table-cell table:number-columns-repeated="2" office:value-type="string" calcext:value-type="string">
            <text:p>1200 x 630</text:p>
          </table:table-cell>
          <table:table-cell table:style-name="ce11" office:value-type="float" office:value="188" calcext:value-type="float">
            <text:p>188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6"/>
        </table:table-row>
        <table:table-row table:style-name="ro1" table:number-rows-repeated="5">
          <table:table-cell table:style-name="Default" table:number-columns-repeated="4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Monopoly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50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600 x 750</text:p>
          </table:table-cell>
          <table:table-cell table:style-name="ce12" office:value-type="float" office:value="54" calcext:value-type="float">
            <text:p>54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2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900 x 1125</text:p>
          </table:table-cell>
          <table:table-cell table:style-name="ce12" office:value-type="float" office:value="31" calcext:value-type="float">
            <text:p>31</text:p>
          </table:table-cell>
          <table:table-cell office:value-type="string" calcext:value-type="string" table:number-columns-spanned="7" table:number-rows-spanned="1">
            <text:p><text:s/>Resize image 25% less than original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7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300 x 375</text:p>
          </table:table-cell>
          <table:table-cell table:style-name="ce13" office:value-type="float" office:value="95" calcext:value-type="float">
            <text:p>95</text:p>
          </table:table-cell>
          <table:table-cell office:value-type="string" calcext:value-type="string" table:number-columns-spanned="7" table:number-rows-spanned="1">
            <text:p>Resize image 75% less than original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Fit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480 x 600</text:p>
          </table:table-cell>
          <table:table-cell table:style-name="ce12" office:value-type="float" office:value="67" calcext:value-type="float">
            <text:p>67</text:p>
          </table:table-cell>
          <table:table-cell office:value-type="string" calcext:value-type="string" table:number-columns-spanned="7" table:number-rows-spanned="1">
            <text:p>Resize image in order to fit the screen ( 800 pixels)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X2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2400 x 300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 table:number-columns-spanned="7" table:number-rows-spanned="1">
            <text:p>Image enlarged twice its original size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X1-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1740 x 2175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 table:number-columns-spanned="7" table:number-rows-spanned="1">
            <text:p>Image enlarged 540 pixels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cat.jpg</text:p>
          </table:table-cell>
          <table:table-cell table:number-columns-repeated="2" office:value-type="string" calcext:value-type="string">
            <text:p>1200 x 1500</text:p>
          </table:table-cell>
          <table:table-cell table:style-name="ce9" office:value-type="float" office:value="154" calcext:value-type="float">
            <text:p>154</text:p>
          </table:table-cell>
          <table:table-cell office:value-type="string" calcext:value-type="string" table:number-columns-spanned="7" table:number-rows-spanned="1">
            <text:p><text:s/>Watermark of a cat inserted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MA.jpg</text:p>
          </table:table-cell>
          <table:table-cell table:number-columns-repeated="2" office:value-type="string" calcext:value-type="string">
            <text:p>1200 x 1500</text:p>
          </table:table-cell>
          <table:table-cell table:style-name="ce9" office:value-type="float" office:value="166" calcext:value-type="float">
            <text:p>166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5"/>
          <table:covered-table-cell table:style-name="ce6"/>
        </table:table-row>
      </table:table>
      <table:table table:name="Sheet2" table:style-name="ta1">
        <table:shapes>
          <draw:frame draw:z-index="0" draw:style-name="gr1" draw:text-style-name="P1" svg:width="11.917cm" svg:height="6.697cm" svg:x="17.767cm" svg:y="2.474cm">
            <draw:object draw:notify-on-update-of-ranges="Sheet2.B12:Sheet2.B12 Sheet2.B13:Sheet2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16cm" svg:height="8.207cm" svg:x="17.178cm" svg:y="10.486cm">
            <draw:object draw:notify-on-update-of-ranges="Sheet2.C13:Sheet2.C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fferent Images</text:p>
          </table:table-cell>
          <table:table-cell office:value-type="string" calcext:value-type="string">
            <text:p>Same images</text:p>
          </table:table-cell>
          <table:table-cell/>
        </table:table-row>
        <table:table-row table:style-name="ro1">
          <table:table-cell/>
          <table:table-cell table:style-name="ce9" office:value-type="float" office:value="154" calcext:value-type="float">
            <text:p>154</text:p>
          </table:table-cell>
          <table:table-cell table:style-name="ce8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table:style-name="ce9" office:value-type="float" office:value="166" calcext:value-type="float">
            <text:p>166</text:p>
          </table:table-cell>
          <table:table-cell table:style-name="ce8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table:style-name="ce9" office:value-type="float" office:value="142" calcext:value-type="float">
            <text:p>142</text:p>
          </table:table-cell>
          <table:table-cell table:style-name="ce8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style-name="ce11" office:value-type="float" office:value="188" calcext:value-type="float">
            <text:p>188</text:p>
          </table:table-cell>
          <table:table-cell table:style-name="ce8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ce9" office:value-type="float" office:value="124" calcext:value-type="float">
            <text:p>124</text:p>
          </table:table-cell>
          <table:table-cell table:style-name="ce8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ce9" office:value-type="float" office:value="109" calcext:value-type="float">
            <text:p>109</text:p>
          </table:table-cell>
          <table:table-cell table:style-name="ce8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float" office:value="95" calcext:value-type="float">
            <text:p>95</text:p>
          </table:table-cell>
          <table:table-cell office:value-type="string" calcext:value-type="string">
            <text:p><text:s/>image reduced 75%</text:p>
          </table:table-cell>
        </table:table-row>
        <table:table-row table:style-name="ro1">
          <table:table-cell table:number-columns-repeated="2"/>
          <table:table-cell table:style-name="ce12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image reduced 75%</text:p>
          </table:table-cell>
        </table:table-row>
        <table:table-row table:style-name="ro1">
          <table:table-cell table:number-columns-repeated="2"/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ean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me images (without extreme values)</text:p>
          </table:table-cell>
          <table:table-cell table:style-name="ce6" table:formula="of:=(SUM([.C13:.C20])+ SUM([.C22:.C26])+SUM([.C29:.C30]))/(COUNT([.C13:.C30]) - 3)" office:value-type="float" office:value="38.0666666666667" calcext:value-type="float">
            <text:p>38.0666666666667</text:p>
          </table:table-cell>
          <table:table-cell table:style-name="ce6" office:value-type="string" calcext:value-type="string">
            <text:p><text:s/>%Threshold</text:p>
          </table:table-cell>
        </table:table-row>
        <table:table-row table:style-name="ro1">
          <table:table-cell/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table:formula="of:=(39*100)/1024" office:value-type="float" office:value="3.80859375" calcext:value-type="float">
            <text:p>3.80859375</text:p>
          </table:table-cell>
        </table:table-row>
        <table:table-row table:style-name="ro1">
          <table:table-cell/>
          <table:table-cell table:style-name="ce3" office:value-type="string" calcext:value-type="string">
            <text:p>Different Images</text:p>
          </table:table-cell>
          <table:table-cell table:style-name="ce6" table:formula="of:=SUM([.B13:.B18])/COUNT([.B13:.B18])" office:value-type="float" office:value="147.166666666667" calcext:value-type="float">
            <text:p>147.166666666667</text:p>
          </table:table-cell>
          <table:table-cell table:style-name="ce6"/>
        </table:table-row>
        <table:table-row table:style-name="ro1">
          <table:table-cell/>
          <table:table-cell table:style-name="ce6"/>
          <table:table-cell table:style-name="ce6" office:value-type="float" office:value="148" calcext:value-type="float">
            <text:p>148</text:p>
          </table:table-cell>
          <table:table-cell table:style-name="ce6" table:formula="of:= (148 * 100) /1024" office:value-type="float" office:value="14.453125" calcext:value-type="float">
            <text:p>14.453125</text:p>
          </table:table-cell>
        </table:table-row>
        <table:table-row table:style-name="ro1">
          <table:table-cell/>
          <table:table-cell table:style-name="ce3" office:value-type="string" calcext:value-type="string">
            <text:p>Same images (with extreme values)</text:p>
          </table:table-cell>
          <table:table-cell table:style-name="ce6" table:formula="of:=(SUM([.C13:.C30])/COUNT([.C13:.C30]))" office:value-type="float" office:value="44.1111111111111" calcext:value-type="float">
            <text:p>44.1111111111111</text:p>
          </table:table-cell>
          <table:table-cell table:style-name="ce6"/>
        </table:table-row>
        <table:table-row table:style-name="ro1">
          <table:table-cell/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table:formula="of:=(45*100)/1024" office:value-type="float" office:value="4.39453125" calcext:value-type="float">
            <text:p>4.39453125</text:p>
          </table:table-cell>
        </table:table-row>
      </table:table>
      <table:table table:name="Sheet3" table:style-name="ta1">
        <table:shapes>
          <draw:frame draw:z-index="0" draw:style-name="gr1" draw:text-style-name="P1" svg:width="12.779cm" svg:height="8.521cm" svg:x="9.246cm" svg:y="4.438cm">
            <draw:object draw:notify-on-update-of-ranges="Sheet3.C2:Sheet3.C19 Sheet3.B2:Sheet3.B19 Sheet3.F2:Sheet3.F8 Sheet3.E2:Sheet3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ce15"/>
        <table:table-column table:style-name="co7" table:default-cell-style-name="ce25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>
            <text:p>% different bits</text:p>
          </table:table-cell>
          <table:table-cell/>
          <table:table-cell table:style-name="ce3" office:value-type="string" calcext:value-type="string">
            <text:p>Hamming distance </text:p>
          </table:table-cell>
          <table:table-cell table:style-name="ce3" office:value-type="string" calcext:value-type="string">
            <text:p>% different bits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2]*100)/1024" office:value-type="float" office:value="5.17578125" calcext:value-type="float">
            <text:p>5.17578125</text:p>
          </table:table-cell>
          <table:table-cell/>
          <table:table-cell table:style-name="ce15" office:value-type="float" office:value="154" calcext:value-type="float">
            <text:p>154</text:p>
          </table:table-cell>
          <table:table-cell table:style-name="ce6" table:formula="of:=([.E2]*100)/1024" office:value-type="float" office:value="15.0390625" calcext:value-type="float">
            <text:p>15.039062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3]*100)/1024" office:value-type="float" office:value="2.734375" calcext:value-type="float">
            <text:p>2.734375</text:p>
          </table:table-cell>
          <table:table-cell/>
          <table:table-cell table:style-name="ce15" office:value-type="float" office:value="166" calcext:value-type="float">
            <text:p>166</text:p>
          </table:table-cell>
          <table:table-cell table:style-name="ce6" table:formula="of:=([.E3]*100)/1024" office:value-type="float" office:value="16.2109375" calcext:value-type="float">
            <text:p>16.210937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[.B4]*100)/1024" office:value-type="float" office:value="8.49609375" calcext:value-type="float">
            <text:p>8.49609375</text:p>
          </table:table-cell>
          <table:table-cell/>
          <table:table-cell table:style-name="ce15" office:value-type="float" office:value="142" calcext:value-type="float">
            <text:p>142</text:p>
          </table:table-cell>
          <table:table-cell table:style-name="ce6" table:formula="of:=([.E4]*100)/1024" office:value-type="float" office:value="13.8671875" calcext:value-type="float">
            <text:p>13.867187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5]*100)/1024" office:value-type="float" office:value="3.125" calcext:value-type="float">
            <text:p>3.125</text:p>
          </table:table-cell>
          <table:table-cell/>
          <table:table-cell table:style-name="ce15" office:value-type="float" office:value="188" calcext:value-type="float">
            <text:p>188</text:p>
          </table:table-cell>
          <table:table-cell table:style-name="ce6" table:formula="of:=([.E5]*100)/1024" office:value-type="float" office:value="18.359375" calcext:value-type="float">
            <text:p>18.3593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6]*100)/1024" office:value-type="float" office:value="1.171875" calcext:value-type="float">
            <text:p>1.171875</text:p>
          </table:table-cell>
          <table:table-cell/>
          <table:table-cell table:style-name="ce15" office:value-type="float" office:value="124" calcext:value-type="float">
            <text:p>124</text:p>
          </table:table-cell>
          <table:table-cell table:style-name="ce6" table:formula="of:=([.E6]*100)/1024" office:value-type="float" office:value="12.109375" calcext:value-type="float">
            <text:p>12.1093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7]*100)/1024" office:value-type="float" office:value="1.171875" calcext:value-type="float">
            <text:p>1.171875</text:p>
          </table:table-cell>
          <table:table-cell/>
          <table:table-cell table:style-name="ce15" office:value-type="float" office:value="109" calcext:value-type="float">
            <text:p>109</text:p>
          </table:table-cell>
          <table:table-cell table:style-name="ce6" table:formula="of:=([.E7]*100)/1024" office:value-type="float" office:value="10.64453125" calcext:value-type="float">
            <text:p>10.6445312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8]*100)/1024" office:value-type="float" office:value="5.2734375" calcext:value-type="float">
            <text:p>5.273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9]*100)/1024" office:value-type="float" office:value="3.02734375" calcext:value-type="float">
            <text:p>3.0273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[.B10]*100)/1024" office:value-type="float" office:value="9.27734375" calcext:value-type="float">
            <text:p>9.2773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11]*100)/1024" office:value-type="float" office:value="6.54296875" calcext:value-type="float">
            <text:p>6.5429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12]*100)/1024" office:value-type="float" office:value="1.07421875" calcext:value-type="float">
            <text:p>1.07421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3]*100)/1024" office:value-type="float" office:value="0.9765625" calcext:value-type="float">
            <text:p>0.9765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14]*100)/1024" office:value-type="float" office:value="3.61328125" calcext:value-type="float">
            <text:p>3.6132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15]*100)/1024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7]*100)/1024" office:value-type="float" office:value="0.68359375" calcext:value-type="float">
            <text:p>0.6835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8]*100)/1024" office:value-type="float" office:value="1.46484375" calcext:value-type="float">
            <text:p>1.4648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19]*100)/1024" office:value-type="float" office:value="5.6640625" calcext:value-type="float">
            <text:p>5.6640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20]*100)/1024" office:value-type="float" office:value="11.81640625" calcext:value-type="float">
            <text:p>11.8164062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2:Sheet1.E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4T12:05:00.694078624</meta:creation-date>
    <dc:date>2022-07-06T12:54:29.881199664</dc:date>
    <meta:editing-duration>PT1H58M36S</meta:editing-duration>
    <meta:editing-cycles>4</meta:editing-cycles>
    <meta:generator>LibreOffice/7.3.4.2$MacOSX_X86_64 LibreOffice_project/728fec16bd5f605073805c3c9e7c4212a0120dc5</meta:generator>
    <meta:document-statistic meta:table-count="3" meta:cell-count="259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18cm" svg:height="6.698cm" xlink:href=".." xlink:type="simple" chart:class="chart:line" chart:style-name="ch1">
        <chart:title svg:x="4.222cm" svg:y="0.268cm" chart:style-name="ch2">
          <text:p>Different images</text:p>
        </chart:title>
        <chart:plot-area chart:style-name="ch3" table:cell-range-address="Sheet2.B12:Sheet2.B18" chart:data-source-has-labels="row" svg:x="1.214cm" svg:y="1.19cm" svg:width="10.466cm" svg:height="4.429cm">
          <chart:coordinate-region svg:x="2.056cm" svg:y="1.388cm" svg:width="9.524cm" svg:height="3.587cm"/>
          <chart:axis chart:dimension="x" chart:name="primary-x" chart:style-name="ch4">
            <chart:title svg:x="5.957cm" svg:y="5.753cm" chart:style-name="ch5">
              <text:p>Image</text:p>
            </chart:title>
            <chart:grid chart:style-name="ch6" chart:class="major"/>
          </chart:axis>
          <chart:axis chart:dimension="y" chart:name="primary-y" chart:style-name="ch7">
            <chart:title svg:x="0.451cm" svg:y="4.682cm" chart:style-name="ch8">
              <text:p>Hammin distance</text:p>
            </chart:title>
            <chart:grid chart:style-name="ch6" chart:class="major"/>
          </chart:axis>
          <chart:series chart:style-name="ch9" chart:values-cell-range-address="Sheet2.B13:Sheet2.B18" chart:label-cell-address="Sheet2.B12:Sheet2.B1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t Images</text:p>
                <draw:g>
                  <svg:desc>Sheet2.B12:Sheet2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">
                <text:p>154</text:p>
                <draw:g>
                  <svg:desc>Sheet2.B13:Sheet2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17cm" svg:height="8.208cm" xlink:href=".." xlink:type="simple" chart:class="chart:scatter" chart:style-name="ch1">
        <chart:title svg:x="5.037cm" svg:y="0.299cm" chart:style-name="ch2">
          <text:p>Same images</text:p>
        </chart:title>
        <chart:plot-area chart:style-name="ch3" table:cell-range-address="Sheet2.C13:Sheet2.C30" svg:x="1.236cm" svg:y="1.252cm" svg:width="11.521cm" svg:height="5.846cm">
          <chart:coordinate-region svg:x="2.078cm" svg:y="1.45cm" svg:width="10.48cm" svg:height="5.004cm"/>
          <chart:axis chart:dimension="x" chart:name="primary-x" chart:style-name="ch4">
            <chart:title svg:x="6.506cm" svg:y="7.263cm" chart:style-name="ch5">
              <text:p>Image</text:p>
            </chart:title>
          </chart:axis>
          <chart:axis chart:dimension="y" chart:name="primary-y" chart:style-name="ch6">
            <chart:title svg:x="0.451cm" svg:y="5.542cm" chart:style-name="ch7">
              <text:p>Hamming distance</text:p>
            </chart:title>
            <chart:grid chart:style-name="ch8" chart:class="major"/>
          </chart:axis>
          <chart:series chart:style-name="ch9" chart:values-cell-range-address="Sheet2.C13:Sheet2.C30" chart:class="chart:scatter">
            <chart:data-point chart:repeated="14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2.C13:Sheet2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8cm" svg:height="8.522cm" xlink:href=".." xlink:type="simple" chart:class="chart:scatter" chart:style-name="ch1">
        <chart:title svg:x="5.455cm" svg:y="0.108cm" chart:style-name="ch2">
          <text:p>Threshold</text:p>
        </chart:title>
        <chart:legend chart:legend-position="end" svg:x="8.313cm" svg:y="4.029cm" style:legend-expansion="custom" svg:width="2.272cm" svg:height="1.829cm" style:legend-expansion-aspect-ratio="1.24220885729907" chart:style-name="ch3"/>
        <chart:plot-area chart:style-name="ch4" table:cell-range-address="Sheet3.B2:Sheet3.C19 Sheet3.E2:Sheet3.E8" chart:data-source-has-labels="row" svg:x="1.128cm" svg:y="1.056cm" svg:width="11.141cm" svg:height="6.148cm">
          <chart:coordinate-region svg:x="1.97cm" svg:y="1.254cm" svg:width="10.1cm" svg:height="5.306cm"/>
          <chart:axis chart:dimension="x" chart:name="primary-x" chart:style-name="ch5">
            <chart:title svg:x="4.912cm" svg:y="7.535cm" chart:style-name="ch6">
              <text:p>% Diffenrent bits</text:p>
            </chart:title>
            <chart:grid chart:style-name="ch7" chart:class="major"/>
          </chart:axis>
          <chart:axis chart:dimension="y" chart:name="primary-y" chart:style-name="ch8">
            <chart:title svg:x="0.38cm" svg:y="5.507cm" chart:style-name="ch9">
              <text:p>Hamming distance</text:p>
            </chart:title>
            <chart:grid chart:style-name="ch7" chart:class="major"/>
          </chart:axis>
          <chart:series chart:style-name="ch10" chart:values-cell-range-address="Sheet3.B2:Sheet3.B19" loext:label-string="equal" chart:class="chart:scatter">
            <chart:domain table:cell-range-address="Sheet3.C2:Sheet3.C19"/>
            <chart:data-point chart:repeated="18"/>
          </chart:series>
          <chart:series chart:style-name="ch11" chart:values-cell-range-address="Sheet3.E2:Sheet3.E8" loext:label-string="different" chart:class="chart:scatter">
            <chart:domain table:cell-range-address="Sheet3.F2:Sheet3.F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qual</text:p>
              </table:table-cell>
              <table:table-cell office:value-type="string">
                <text:p>Column F</text:p>
              </table:table-cell>
              <table:table-cell office:value-type="string">
                <text:p>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7578125">
                <text:p>5.17578125</text:p>
                <draw:g>
                  <svg:desc>Sheet3.C2:Sheet3.C19</svg:desc>
                </draw:g>
              </table:table-cell>
              <table:table-cell office:value-type="float" office:value="53">
                <text:p>53</text:p>
                <draw:g>
                  <svg:desc>Sheet3.B2:Sheet3.B19</svg:desc>
                </draw:g>
              </table:table-cell>
              <table:table-cell office:value-type="float" office:value="15.0390625">
                <text:p>15.0390625</text:p>
                <draw:g>
                  <svg:desc>Sheet3.F2:Sheet3.F8</svg:desc>
                </draw:g>
              </table:table-cell>
              <table:table-cell office:value-type="float" office:value="154">
                <text:p>154</text:p>
                <draw:g>
                  <svg:desc>Sheet3.E2:Sheet3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34375">
                <text:p>2.734375</text:p>
              </table:table-cell>
              <table:table-cell office:value-type="float" office:value="28">
                <text:p>28</text:p>
              </table:table-cell>
              <table:table-cell office:value-type="float" office:value="16.2109375">
                <text:p>16.210937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9609375">
                <text:p>8.49609375</text:p>
              </table:table-cell>
              <table:table-cell office:value-type="float" office:value="87">
                <text:p>87</text:p>
              </table:table-cell>
              <table:table-cell office:value-type="float" office:value="13.8671875">
                <text:p>13.86718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32">
                <text:p>32</text:p>
              </table:table-cell>
              <table:table-cell office:value-type="float" office:value="18.359375">
                <text:p>18.3593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  <table:table-cell office:value-type="float" office:value="12.109375">
                <text:p>12.10937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  <table:table-cell office:value-type="float" office:value="10.64453125">
                <text:p>10.644531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34375">
                <text:p>5.273437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2734375">
                <text:p>3.0273437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7734375">
                <text:p>9.2773437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4296875">
                <text:p>6.5429687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421875">
                <text:p>1.074218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65625">
                <text:p>0.97656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1328125">
                <text:p>3.6132812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5">
                <text:p>6.2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359375">
                <text:p>0.683593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6484375">
                <text:p>1.464843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640625">
                <text:p>5.664062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